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21fb1c" officeooo:paragraph-rsid="0021fb1c"/>
    </style:style>
    <style:style style:name="P2" style:family="paragraph" style:parent-style-name="Standard">
      <style:paragraph-properties fo:text-align="start" style:justify-single-word="false"/>
      <style:text-properties fo:font-weight="bold" officeooo:rsid="00137462" officeooo:paragraph-rsid="0013746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137462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normal" officeooo:paragraph-rsid="0013746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officeooo:paragraph-rsid="00137462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officeooo:rsid="00137462" officeooo:paragraph-rsid="00137462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officeooo:paragraph-rsid="001a1b7a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bold" style:letter-kerning="true" style:font-size-asian="12pt" style:font-style-asian="normal" style:font-weight-asian="bold" style:text-emphasize="none"/>
    </style:style>
    <style:style style:name="P1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bold" officeooo:rsid="001442ea" officeooo:paragraph-rsid="001442ea" style:letter-kerning="true" style:font-size-asian="12pt" style:font-style-asian="normal" style:font-weight-asian="bold" style:font-weight-complex="bold" style:text-emphasize="none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bold" officeooo:paragraph-rsid="00137462" style:letter-kerning="true" style:font-size-asian="12pt" style:font-style-asian="normal" style:font-weight-asian="bold" style:font-weight-complex="bold" style:text-emphasize="none"/>
    </style:style>
    <style:style style:name="P1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bold" officeooo:rsid="00154d9b" officeooo:paragraph-rsid="00154d9b" style:letter-kerning="true" style:font-size-asian="12pt" style:font-style-asian="normal" style:font-weight-asian="bold" style:font-weight-complex="bold" style:text-emphasize="none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bold" officeooo:rsid="00154d9b" officeooo:paragraph-rsid="001c5a93" style:letter-kerning="true" style:font-size-asian="12pt" style:font-style-asian="normal" style:font-weight-asian="bold" style:font-weight-complex="bold" style:text-emphasize="none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paragraph-rsid="00137462" style:letter-kerning="true" style:font-size-asian="12pt" style:font-style-asian="normal" style:font-weight-asian="normal" style:font-weight-complex="normal" style:text-emphasize="none"/>
    </style:style>
    <style:style style:name="P1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54d9b" officeooo:paragraph-rsid="00154d9b" style:letter-kerning="true" style:font-size-asian="12pt" style:font-style-asian="normal" style:font-weight-asian="normal" style:font-weight-complex="normal" style:text-emphasize="none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etter-spacing="normal" fo:font-style="italic" fo:text-shadow="none" style:text-underline-style="none" fo:font-weight="normal" officeooo:paragraph-rsid="00137462" style:letter-kerning="true" style:font-size-asian="12pt" style:font-style-asian="italic" style:font-weight-asian="normal" style:font-style-complex="italic" style:font-weight-complex="normal" style:text-emphasize="none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etter-spacing="normal" fo:font-style="italic" fo:text-shadow="none" style:text-underline-style="none" fo:font-weight="normal" officeooo:rsid="00154d9b" officeooo:paragraph-rsid="001c5a93" style:letter-kerning="true" style:font-size-asian="12pt" style:font-style-asian="italic" style:font-weight-asian="normal" style:font-style-complex="italic" style:font-weight-complex="normal" style:text-emphasize="none"/>
    </style:style>
    <style:style style:name="P20" style:family="paragraph" style:parent-style-name="Standard">
      <style:paragraph-properties fo:margin-left="0cm" fo:margin-right="0cm" fo:margin-top="0cm" fo:margin-bottom="0cm" loext:contextual-spacing="false" style:line-height-at-least="0cm" fo:text-align="start" style:justify-single-word="false" fo:text-indent="0cm" style:auto-text-indent="false" style:writing-mode="lr-tb">
        <style:tab-stops>
          <style:tab-stop style:position="1.251cm"/>
        </style:tab-stops>
      </style:paragraph-properties>
      <style:text-properties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bold" style:letter-kerning="true" style:font-size-asian="12pt" style:font-style-asian="normal" style:font-weight-asian="bold" style:text-emphasize="none"/>
    </style:style>
    <style:style style:name="P21" style:family="paragraph" style:parent-style-name="Standard">
      <style:paragraph-properties fo:margin-left="0cm" fo:margin-right="0cm" fo:margin-top="0cm" fo:margin-bottom="0cm" loext:contextual-spacing="false" style:line-height-at-least="0cm" fo:text-align="start" style:justify-single-word="false" fo:text-indent="0cm" style:auto-text-indent="false" style:writing-mode="lr-tb">
        <style:tab-stops>
          <style:tab-stop style:position="1.251cm"/>
        </style:tab-stops>
      </style:paragraph-properties>
      <style:text-properties fo:color="#000000" style:text-outline="false" style:text-line-through-style="none" style:text-line-through-type="none" style:font-name="Liberation Serif1" fo:font-size="12pt" fo:letter-spacing="normal" fo:font-style="normal" fo:text-shadow="none" style:text-underline-style="none" fo:font-weight="bold" style:letter-kerning="true" style:font-size-asian="12pt" style:font-style-asian="normal" style:font-weight-asian="bold" style:text-emphasize="none"/>
    </style:style>
    <style:style style:name="P22" style:family="paragraph" style:parent-style-name="Body_20_A">
      <style:paragraph-properties fo:margin-top="0cm" fo:margin-bottom="0cm" loext:contextual-spacing="false" fo:text-align="justify" style:justify-single-word="false"/>
      <style:text-properties style:font-name="Liberation Serif" officeooo:paragraph-rsid="00154d9b"/>
    </style:style>
    <style:style style:name="P23" style:family="paragraph" style:parent-style-name="Body_20_A">
      <style:paragraph-properties fo:margin-top="0cm" fo:margin-bottom="0cm" loext:contextual-spacing="false" fo:text-align="justify" style:justify-single-word="false"/>
      <style:text-properties style:font-name="Liberation Serif" officeooo:paragraph-rsid="001a1b7a"/>
    </style:style>
    <style:style style:name="P24" style:family="paragraph" style:parent-style-name="Body_20_A">
      <style:paragraph-properties fo:margin-top="0cm" fo:margin-bottom="0cm" loext:contextual-spacing="false" fo:text-align="justify" style:justify-single-word="false"/>
      <style:text-properties style:font-name="Liberation Serif" officeooo:paragraph-rsid="00229c7f"/>
    </style:style>
    <style:style style:name="P25" style:family="paragraph" style:parent-style-name="Body_20_A">
      <style:paragraph-properties fo:margin-top="0cm" fo:margin-bottom="0cm" loext:contextual-spacing="false" fo:text-align="justify" style:justify-single-word="false"/>
      <style:text-properties style:font-name="Liberation Serif" fo:font-style="italic" officeooo:paragraph-rsid="00154d9b" style:font-style-asian="italic" style:font-style-complex="italic"/>
    </style:style>
    <style:style style:name="P26" style:family="paragraph" style:parent-style-name="Body_20_A">
      <style:paragraph-properties fo:margin-top="0cm" fo:margin-bottom="0cm" loext:contextual-spacing="false" fo:text-align="justify" style:justify-single-word="false"/>
      <style:text-properties style:font-name="Liberation Serif" fo:font-style="normal" officeooo:paragraph-rsid="00154d9b" style:font-style-asian="normal" style:font-style-complex="normal"/>
    </style:style>
    <style:style style:name="P27" style:family="paragraph" style:parent-style-name="Body_20_A">
      <style:paragraph-properties fo:margin-top="0cm" fo:margin-bottom="0cm" loext:contextual-spacing="false" fo:text-align="justify" style:justify-single-word="false"/>
      <style:text-properties style:font-name="Liberation Serif" fo:font-style="normal" fo:font-weight="bold" officeooo:paragraph-rsid="00154d9b" style:font-style-asian="normal" style:font-weight-asian="bold" style:font-style-complex="normal" style:font-weight-complex="bold"/>
    </style:style>
    <style:style style:name="P28" style:family="paragraph" style:parent-style-name="Body_20_A">
      <style:paragraph-properties fo:margin-top="0cm" fo:margin-bottom="0cm" loext:contextual-spacing="false" fo:text-align="center" style:justify-single-word="false"/>
      <style:text-properties style:font-name="Liberation Serif" fo:font-size="13pt" fo:language="de" fo:country="DE" style:text-underline-style="solid" style:text-underline-width="auto" style:text-underline-color="#ffffff" fo:font-weight="bold" officeooo:paragraph-rsid="001a1b7a" style:font-size-asian="13pt" style:font-weight-asian="bold" style:font-size-complex="13pt" style:font-weight-complex="bold"/>
    </style:style>
    <style:style style:name="P29" style:family="paragraph" style:parent-style-name="Body_20_A">
      <style:paragraph-properties fo:margin-top="0cm" fo:margin-bottom="0cm" loext:contextual-spacing="false" fo:text-align="justify" style:justify-single-word="false"/>
      <style:text-properties style:font-name="Liberation Serif" fo:language="de" fo:country="DE" officeooo:paragraph-rsid="001a1b7a"/>
    </style:style>
    <style:style style:name="P30" style:family="paragraph" style:parent-style-name="Body_20_A">
      <style:paragraph-properties fo:margin-top="0cm" fo:margin-bottom="0cm" loext:contextual-spacing="false" fo:text-align="justify" style:justify-single-word="false"/>
      <style:text-properties style:font-name="Liberation Serif" fo:language="en" fo:country="US" officeooo:paragraph-rsid="001a1b7a"/>
    </style:style>
    <style:style style:name="P31" style:family="paragraph" style:parent-style-name="Body_20_A">
      <style:paragraph-properties fo:margin-top="0cm" fo:margin-bottom="0cm" loext:contextual-spacing="false" fo:text-align="justify" style:justify-single-word="false"/>
      <style:text-properties style:font-name="Liberation Serif" fo:language="it" fo:country="IT" officeooo:paragraph-rsid="00229c7f"/>
    </style:style>
    <style:style style:name="P32" style:family="paragraph" style:parent-style-name="Body_20_A">
      <style:paragraph-properties fo:margin-top="0cm" fo:margin-bottom="0cm" loext:contextual-spacing="false" fo:text-align="justify" style:justify-single-word="false"/>
      <style:text-properties style:font-name="Liberation Serif" style:rfc-language-tag="es-ES-u-co-trad" fo:language="es" fo:country="ES" officeooo:paragraph-rsid="00229c7f"/>
    </style:style>
    <style:style style:name="P33" style:family="paragraph" style:parent-style-name="Body_20_A">
      <style:paragraph-properties fo:margin-top="0cm" fo:margin-bottom="0cm" loext:contextual-spacing="false" fo:text-align="justify" style:justify-single-word="false"/>
      <style:text-properties fo:color="#000000" style:text-outline="false" style:text-line-through-style="none" style:text-line-through-type="none" style:font-name="Liberation Serif" fo:font-size="12pt" fo:letter-spacing="normal" fo:language="en" fo:country="US" fo:font-style="italic" fo:text-shadow="none" style:text-underline-style="none" fo:font-weight="normal" officeooo:rsid="00154d9b" officeooo:paragraph-rsid="00154d9b" style:letter-kerning="true" style:font-size-asian="12pt" style:font-style-asian="italic" style:font-weight-asian="normal" style:font-style-complex="italic" style:font-weight-complex="normal" style:text-emphasize="none"/>
    </style:style>
    <style:style style:name="P34" style:family="paragraph" style:parent-style-name="Body_20_A">
      <style:paragraph-properties fo:margin-top="0cm" fo:margin-bottom="0cm" loext:contextual-spacing="false" fo:text-align="justify" style:justify-single-word="false"/>
      <style:text-properties fo:color="#000000" style:text-outline="false" style:text-line-through-style="none" style:text-line-through-type="none" style:font-name="Liberation Serif" fo:font-size="12pt" fo:letter-spacing="normal" fo:language="en" fo:country="US" fo:font-style="normal" fo:text-shadow="none" style:text-underline-style="none" fo:font-weight="bold" officeooo:rsid="00154d9b" officeooo:paragraph-rsid="00154d9b" style:letter-kerning="true" style:font-size-asian="12pt" style:font-style-asian="normal" style:font-weight-asian="bold" style:font-size-complex="12pt" style:font-weight-complex="bold" style:text-emphasize="none"/>
    </style:style>
    <style:style style:name="P35" style:family="paragraph" style:parent-style-name="Body_20_A">
      <style:paragraph-properties fo:margin-top="0cm" fo:margin-bottom="0cm" loext:contextual-spacing="false" fo:text-align="center" style:justify-single-word="false" style:writing-mode="lr-tb"/>
      <style:text-properties style:font-name="Liberation Serif" fo:font-size="12pt" fo:language="en" fo:country="US" style:text-underline-style="solid" style:text-underline-width="auto" style:text-underline-color="#ffffff" fo:font-weight="bold" officeooo:paragraph-rsid="0019aeab" style:font-size-asian="12pt" style:font-weight-asian="bold" style:font-size-complex="12pt" style:font-weight-complex="bold"/>
    </style:style>
    <style:style style:name="P36" style:family="paragraph" style:parent-style-name="Body_20_A">
      <style:paragraph-properties fo:margin-top="0cm" fo:margin-bottom="0cm" loext:contextual-spacing="false" fo:text-align="justify" style:justify-single-word="false" style:writing-mode="lr-tb"/>
      <style:text-properties style:font-name="Liberation Serif" fo:font-size="12pt" fo:language="en" fo:country="US" style:text-underline-style="solid" style:text-underline-width="auto" style:text-underline-color="#ffffff" fo:font-weight="bold" officeooo:paragraph-rsid="0019aeab" style:font-size-asian="12pt" style:font-weight-asian="bold" style:font-size-complex="12pt" style:font-weight-complex="bold"/>
    </style:style>
    <style:style style:name="P37" style:family="paragraph" style:parent-style-name="Body_20_A">
      <style:paragraph-properties fo:margin-top="0cm" fo:margin-bottom="0cm" loext:contextual-spacing="false" fo:text-align="justify" style:justify-single-word="false" style:writing-mode="lr-tb"/>
      <style:text-properties style:font-name="Liberation Serif" fo:font-size="12pt" fo:language="en" fo:country="US" style:text-underline-style="solid" style:text-underline-width="auto" style:text-underline-color="#ffffff" fo:font-weight="normal" officeooo:paragraph-rsid="0019aeab" style:font-size-asian="12pt" style:font-weight-asian="normal" style:font-size-complex="12pt" style:font-weight-complex="normal"/>
    </style:style>
    <style:style style:name="P38" style:family="paragraph" style:parent-style-name="Frame_20_contents">
      <style:paragraph-properties fo:text-align="center" style:justify-single-word="false"/>
    </style:style>
    <style:style style:name="P39" style:family="paragraph" style:parent-style-name="Frame_20_contents">
      <style:paragraph-properties fo:text-align="center" style:justify-single-word="false"/>
      <style:text-properties fo:font-weight="bold" officeooo:rsid="00169d47" officeooo:paragraph-rsid="00169d47" style:font-weight-asian="bold" style:font-weight-complex="bold"/>
    </style:style>
    <style:style style:name="P40" style:family="paragraph" style:parent-style-name="Frame_20_contents">
      <style:paragraph-properties fo:text-align="center" style:justify-single-word="false"/>
      <style:text-properties fo:font-weight="bold" style:font-weight-asian="bold" style:font-weight-complex="bold"/>
    </style:style>
    <style:style style:name="P41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42" style:family="paragraph" style:parent-style-name="Frame_20_contents">
      <style:paragraph-properties fo:text-align="start" style:justify-single-word="false"/>
    </style:style>
    <style:style style:name="P43" style:family="paragraph" style:parent-style-name="Frame_20_contents">
      <style:paragraph-properties fo:text-align="start" style:justify-single-word="false"/>
      <style:text-properties fo:font-style="italic" style:font-style-asian="italic" style:font-style-complex="italic"/>
    </style:style>
    <style:style style:name="P44" style:family="paragraph" style:parent-style-name="Frame_20_contents">
      <style:paragraph-properties fo:text-align="start" style:justify-single-word="false" style:writing-mode="lr-tb"/>
      <style:text-properties fo:font-weight="normal" officeooo:rsid="00169d47" officeooo:paragraph-rsid="00169d47" style:font-weight-asian="normal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paragraph-rsid="00137462" style:letter-kerning="true" style:font-size-asian="12pt" style:font-style-asian="normal" style:font-weight-asian="normal" style:font-weight-complex="normal" style:text-emphasize="none"/>
    </style:style>
    <style:style style:name="P46" style:family="paragraph" style:parent-style-name="Standard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etter-spacing="normal" fo:font-style="italic" fo:text-shadow="none" style:text-underline-style="none" fo:font-weight="normal" officeooo:rsid="00154d9b" officeooo:paragraph-rsid="001c5a93" style:letter-kerning="true" style:font-size-asian="12pt" style:font-style-asian="italic" style:font-weight-asian="normal" style:font-style-complex="italic" style:font-weight-complex="normal" style:text-emphasize="none"/>
    </style:style>
    <style:style style:name="P47" style:family="paragraph" style:parent-style-name="Standard" style:list-style-name="L1">
      <style:paragraph-properties fo:text-align="start" style:justify-single-word="false"/>
      <style:text-properties fo:font-weight="normal" officeooo:paragraph-rsid="00137462" style:font-weight-asian="normal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fo:font-weight="normal" officeooo:paragraph-rsid="00137462" style:font-weight-asian="normal" style:font-weight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fo:font-weight="normal" officeooo:paragraph-rsid="00137462" style:font-weight-asian="normal" style:font-weight-complex="normal"/>
    </style:style>
    <style:style style:name="P50" style:family="paragraph" style:parent-style-name="Standard" style:list-style-name="L4">
      <style:paragraph-properties fo:text-align="start" style:justify-single-word="false"/>
      <style:text-properties fo:font-weight="normal" officeooo:paragraph-rsid="00137462" style:font-weight-asian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fo:font-size="16pt" fo:font-weight="bold" style:font-size-asian="12pt" style:font-weight-asian="bold" style:font-size-complex="12pt" style:font-weight-complex="bold"/>
    </style:style>
    <style:style style:name="P52" style:family="paragraph" style:parent-style-name="Frame_20_contents" style:list-style-name="L13">
      <style:paragraph-properties fo:text-align="start" style:justify-single-word="false"/>
    </style:style>
    <style:style style:name="P53" style:family="paragraph" style:parent-style-name="Frame_20_contents" style:list-style-name="L14">
      <style:paragraph-properties fo:text-align="start" style:justify-single-word="false"/>
    </style:style>
    <style:style style:name="P54" style:family="paragraph" style:parent-style-name="Body_20_A" style:list-style-name="L6">
      <style:paragraph-properties fo:margin-top="0cm" fo:margin-bottom="0cm" loext:contextual-spacing="false" fo:text-align="justify" style:justify-single-word="false"/>
      <style:text-properties style:font-name="Liberation Serif" fo:font-style="italic" officeooo:paragraph-rsid="00154d9b" style:font-style-asian="italic" style:font-style-complex="italic"/>
    </style:style>
    <style:style style:name="P55" style:family="paragraph" style:parent-style-name="Body_20_A" style:list-style-name="L6">
      <style:paragraph-properties fo:margin-top="0cm" fo:margin-bottom="0cm" loext:contextual-spacing="false" fo:text-align="justify" style:justify-single-word="false"/>
      <style:text-properties style:font-name="Liberation Serif" fo:font-style="normal" officeooo:paragraph-rsid="00154d9b" style:font-style-asian="normal" style:font-style-complex="normal"/>
    </style:style>
    <style:style style:name="P56" style:family="paragraph" style:parent-style-name="Body_20_A" style:list-style-name="L7">
      <style:paragraph-properties fo:margin-top="0cm" fo:margin-bottom="0cm" loext:contextual-spacing="false" fo:text-align="justify" style:justify-single-word="false"/>
      <style:text-properties style:font-name="Liberation Serif" fo:font-style="normal" officeooo:paragraph-rsid="00154d9b" style:font-style-asian="normal" style:font-style-complex="normal"/>
    </style:style>
    <style:style style:name="P57" style:family="paragraph" style:parent-style-name="Body_20_A">
      <style:paragraph-properties fo:margin-top="0cm" fo:margin-bottom="0cm" loext:contextual-spacing="false" fo:text-align="justify" style:justify-single-word="false"/>
      <style:text-properties style:font-name="Liberation Serif" fo:language="en" fo:country="US" officeooo:paragraph-rsid="00229c7f"/>
    </style:style>
    <style:style style:name="P58" style:family="paragraph" style:parent-style-name="Body_20_A">
      <style:paragraph-properties fo:margin-top="0cm" fo:margin-bottom="0cm" loext:contextual-spacing="false" fo:text-align="justify" style:justify-single-word="false"/>
      <style:text-properties style:font-name="Liberation Serif" fo:language="en" fo:country="US" officeooo:paragraph-rsid="001a1b7a"/>
    </style:style>
    <style:style style:name="P59" style:family="paragraph" style:parent-style-name="Body_20_A" style:list-style-name="L8">
      <style:paragraph-properties fo:margin-top="0cm" fo:margin-bottom="0cm" loext:contextual-spacing="false" fo:text-align="justify" style:justify-single-word="false" style:writing-mode="lr-tb"/>
      <style:text-properties style:font-name="Liberation Serif" fo:font-size="12pt" fo:language="en" fo:country="US" style:text-underline-style="solid" style:text-underline-width="auto" style:text-underline-color="#ffffff" fo:font-weight="normal" officeooo:paragraph-rsid="0019aeab" style:font-size-asian="12pt" style:font-weight-asian="normal" style:font-size-complex="12pt" style:font-weight-complex="normal"/>
    </style:style>
    <style:style style:name="P60" style:family="paragraph" style:parent-style-name="Body_20_A" style:list-style-name="L9">
      <style:paragraph-properties fo:margin-top="0cm" fo:margin-bottom="0cm" loext:contextual-spacing="false" fo:text-align="justify" style:justify-single-word="false" style:writing-mode="lr-tb"/>
      <style:text-properties style:font-name="Liberation Serif" fo:font-size="12pt" fo:language="en" fo:country="US" style:text-underline-style="solid" style:text-underline-width="auto" style:text-underline-color="#ffffff" fo:font-weight="normal" officeooo:paragraph-rsid="0019aeab" style:font-size-asian="12pt" style:font-weight-asian="normal" style:font-size-complex="12pt" style:font-weight-complex="normal"/>
    </style:style>
    <style:style style:name="P61" style:family="paragraph" style:parent-style-name="Body_20_A" style:list-style-name="L10">
      <style:paragraph-properties fo:margin-top="0cm" fo:margin-bottom="0cm" loext:contextual-spacing="false" fo:text-align="justify" style:justify-single-word="false" style:writing-mode="lr-tb"/>
      <style:text-properties style:font-name="Liberation Serif" fo:font-size="12pt" fo:language="en" fo:country="US" style:text-underline-style="solid" style:text-underline-width="auto" style:text-underline-color="#ffffff" fo:font-weight="normal" officeooo:paragraph-rsid="0019aeab" style:font-size-asian="12pt" style:font-weight-asian="normal" style:font-size-complex="12pt" style:font-weight-complex="normal"/>
    </style:style>
    <style:style style:name="P62" style:family="paragraph" style:parent-style-name="Body_20_A" style:list-style-name="L11">
      <style:paragraph-properties fo:margin-top="0cm" fo:margin-bottom="0cm" loext:contextual-spacing="false" fo:text-align="justify" style:justify-single-word="false" style:writing-mode="lr-tb"/>
      <style:text-properties style:font-name="Liberation Serif" fo:font-size="12pt" fo:language="en" fo:country="US" style:text-underline-style="solid" style:text-underline-width="auto" style:text-underline-color="#ffffff" fo:font-weight="normal" officeooo:paragraph-rsid="0019aeab" style:font-size-asian="12pt" style:font-weight-asian="normal" style:font-size-complex="12pt" style:font-weight-complex="normal"/>
    </style:style>
    <style:style style:name="P63" style:family="paragraph" style:parent-style-name="Body_20_A" style:list-style-name="L12">
      <style:paragraph-properties fo:margin-top="0cm" fo:margin-bottom="0cm" loext:contextual-spacing="false" fo:text-align="justify" style:justify-single-word="false" style:writing-mode="lr-tb"/>
      <style:text-properties style:font-name="Liberation Serif" fo:font-size="12pt" fo:language="en" fo:country="US" style:text-underline-style="solid" style:text-underline-width="auto" style:text-underline-color="#ffffff" fo:font-weight="normal" officeooo:paragraph-rsid="0019aeab" style:font-size-asian="12pt" style:font-weight-asian="normal" style:font-size-complex="12pt" style:font-weight-complex="normal"/>
    </style:style>
    <style:style style:name="P64" style:family="paragraph">
      <style:paragraph-properties fo:margin-top="0cm" fo:margin-bottom="0cm" fo:text-align="center"/>
    </style:style>
    <style:style style:name="P65" style:family="paragraph">
      <loext:graphic-properties draw:fill="none" draw:fill-color="#ffffff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style:letter-kerning="true" style:font-size-asian="12pt" style:font-style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officeooo:rsid="00137462" style:letter-kerning="true" style:font-size-asian="12pt" style:font-style-asian="normal" style:text-emphasize="none"/>
    </style:style>
    <style:style style:name="T3" style:family="text">
      <style:text-properties fo:color="#000000" style:text-outline="false" style:text-line-through-style="none" style:text-line-through-type="none" fo:font-size="12pt" fo:letter-spacing="normal" fo:language="en" fo:country="US" fo:font-style="normal" fo:text-shadow="none" style:text-underline-style="none" fo:font-weight="bold" officeooo:rsid="00154d9b" style:letter-kerning="true" style:font-size-asian="12pt" style:font-style-asian="normal" style:font-weight-asian="bold" style:font-size-complex="12pt" style:font-weight-complex="bold" style:text-emphasize="none"/>
    </style:style>
    <style:style style:name="T4" style:family="text">
      <style:text-properties fo:color="#000000" style:text-outline="false" style:text-line-through-style="none" style:text-line-through-type="none" fo:font-size="12pt" fo:letter-spacing="normal" fo:language="en" fo:country="US" fo:font-style="italic" fo:text-shadow="none" style:text-underline-style="none" fo:font-weight="normal" officeooo:rsid="00154d9b" style:letter-kerning="true" style:font-size-asian="12pt" style:font-style-asian="italic" style:font-weight-asian="normal" style:font-style-complex="italic" style:font-weight-complex="normal" style:text-emphasize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9aeab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9aeab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officeooo:rsid="0019aeab" style:font-style-asian="italic" style:font-weight-asian="bold" style:font-style-complex="italic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37462" style:font-weight-asian="bold" style:font-weight-complex="bold"/>
    </style:style>
    <style:style style:name="T12" style:family="text">
      <style:text-properties fo:font-weight="bold" officeooo:rsid="00154d9b" style:font-weight-asian="bold" style:font-weight-complex="bold"/>
    </style:style>
    <style:style style:name="T13" style:family="text">
      <style:text-properties fo:language="en" fo:country="US"/>
    </style:style>
    <style:style style:name="T14" style:family="text">
      <style:text-properties officeooo:rsid="00181dca"/>
    </style:style>
    <style:style style:name="T15" style:family="text">
      <style:text-properties officeooo:rsid="0019aeab"/>
    </style:style>
    <style:style style:name="T16" style:family="text">
      <style:text-properties fo:language="de" fo:country="DE"/>
    </style:style>
    <style:style style:name="T17" style:family="text">
      <style:text-properties style:font-name="Liberation Serif1" fo:font-size="13pt" fo:language="de" fo:country="DE" style:text-underline-style="solid" style:text-underline-width="auto" style:text-underline-color="#ffffff" fo:font-weight="bold" style:font-size-asian="13pt" style:font-weight-asian="bold" style:font-name-complex="Liberation Serif1" style:font-size-complex="13pt" style:font-weight-complex="bold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.199cm" fo:border="0.06pt solid #000000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199cm" fo:border="0.06pt solid #000000" style:shadow="none" draw:shadow-opacity="100%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.199cm" fo:border="0.06pt solid #000000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/>
    </style:style>
    <style:style style:name="fr5" style:family="graphic" style:parent-style-name="Frame">
      <style:graphic-properties style:vertical-pos="top" style:vertical-rel="paragraph-content" style:horizontal-pos="center" style:horizontal-rel="paragraph"/>
    </style:style>
    <style:style style:name="fr6" style:family="graphic" style:parent-style-name="Frame">
      <style:graphic-properties style:vertical-pos="from-top" style:vertical-rel="paragraph" style:horizontal-pos="from-left" style:horizontal-rel="paragraph" style:shadow="none" draw:shadow-opacity="100%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RESUME - William John Meakin</text:p>
      <text:p text:style-name="P8"/>
      <text:p text:style-name="P8"><draw:frame draw:style-name="fr1" draw:name="Frame2" text:anchor-type="paragraph" svg:width="17cm" draw:z-index="5"><draw:text-box fo:min-height="3.535cm"><text:p text:style-name="P11">CONTACT DETAILS</text:p><text:p text:style-name="P20"/><text:p text:style-name="P21">Name: <text:tab/>William John Meakin</text:p><text:p text:style-name="P21">Email:<text:tab/><text:tab/><text:tab/>Will.Meakin@unisa.edu.au</text:p><text:p text:style-name="P21">Mobile: <text:tab/>0401 680 173</text:p><text:p text:style-name="P21">Address: <text:tab/>U18 / 347 Sir Donald Bradman Drive, Brooklyn Park, 5032.</text:p><text:p text:style-name="P4"/></draw:text-box></draw:frame><draw:frame draw:style-name="fr2" draw:name="Frame1" text:anchor-type="paragraph" svg:x="0cm" svg:y="4.921cm" svg:width="17cm" draw:z-index="3"><draw:text-box fo:min-height="12.853cm"><text:p text:style-name="P12">EDUCATION</text:p><text:p text:style-name="P13"/><text:p text:style-name="P13">2016. Bachelor of Software Engineering (Honours), First Class, 6.62 GPA</text:p><text:p text:style-name="P18">~ The University of South Australia</text:p><text:list xml:id="list1507543506" text:style-name="L1"><text:list-item><text:p text:style-name="P45">Technology Proficiencies:</text:p><text:list><text:list-item><text:p text:style-name="P45">Linux / Windows / Mac</text:p></text:list-item><text:list-item><text:p text:style-name="P47"><text:span text:style-name="T1">Java / </text:span><text:span text:style-name="T2">C++ / Python 3</text:span></text:p></text:list-item></text:list></text:list-item><text:list-item><text:p text:style-name="P45">Web (HTML, CSS, SQL, Javascript, dynamic frameworks)</text:p></text:list-item><text:list-item><text:p text:style-name="P45">Git</text:p></text:list-item><text:list-item><text:p text:style-name="P45">Mobile development (Android / iOS)</text:p></text:list-item><text:list-item><text:p text:style-name="P45">.NET</text:p></text:list-item><text:list-item><text:p text:style-name="P45">Amazon Web Services</text:p></text:list-item></text:list><text:p text:style-name="P16"/><text:p text:style-name="P2">2016. Industry Placement</text:p><text:p text:style-name="P7">~ Minelab Electronics</text:p><text:list xml:id="list1283447633" text:style-name="L2"><text:list-item><text:p text:style-name="P48">Optimising computer vision algorithms via parallel processing</text:p></text:list-item></text:list><text:list xml:id="list657138176" text:style-name="L3"><text:list-item><text:p text:style-name="P49">Technologies used:</text:p><text:list><text:list-item><text:p text:style-name="P49">OpenCV</text:p></text:list-item><text:list-item><text:p text:style-name="P49">NVIDIA embedded GPUs - CUDA, Tegra K1 (Jetson series)</text:p></text:list-item><text:list-item><text:p text:style-name="P49">Working effectively and efficiently on various novel technical problems</text:p></text:list-item><text:list-item><text:p text:style-name="P49">Working in a professional environment, both independently and in a team</text:p></text:list-item></text:list></text:list-item></text:list><text:p text:style-name="P5"/><text:p text:style-name="P3">2011 - 2012. South Australian Certificate of Education</text:p><text:p text:style-name="P6"><text:span text:style-name="T11">~ </text:span>Thebarton Senior College</text:p><text:list xml:id="list4088668766" text:style-name="L4"><text:list-item><text:p text:style-name="P50">ATAR result: 91.75 (natural), 99.65 (bonus points applied)</text:p></text:list-item></text:list></draw:text-box></draw:frame></text:p>
      <text:p text:style-name="P8"/>
      <text:p text:style-name="P9"><draw:frame draw:style-name="fr3" draw:name="Frame4" text:anchor-type="paragraph" svg:x="0cm" svg:y="0.27cm" svg:width="17cm" draw:z-index="1"><draw:text-box fo:min-height="15.254cm"><text:p text:style-name="P14">EMPLOYMENT</text:p><text:p text:style-name="P17"/><text:p text:style-name="P15">2021-current. Laboratory Supervisor / Tutor</text:p><text:p text:style-name="P19">~ The University of South Australia</text:p><text:list xml:id="list2221497836" text:style-name="L5"><text:list-item><text:p text:style-name="P46">Information Technology Fundamentals</text:p></text:list-item><text:list-item><text:p text:style-name="P46">AnDe College Programming Fundamentals</text:p></text:list-item><text:list-item><text:p text:style-name="P46">Cloud and Concurrent Programming</text:p></text:list-item><text:list-item><text:p text:style-name="P46">Agile Development and Governance</text:p></text:list-item><text:list-item><text:p text:style-name="P46">Project Studio</text:p></text:list-item></text:list><text:p text:style-name="P34"/><text:p text:style-name="P22"><text:span text:style-name="T3">2020. Staff Cadet ~ </text:span><text:span text:style-name="T4">Royal Military College Duntroon</text:span></text:p><text:p text:style-name="P33"/><text:p text:style-name="P27">2018-2019. Laboratory Supervisor / Tutor</text:p><text:p text:style-name="P25"><text:span text:style-name="T12">~</text:span> The University of South Australia</text:p><text:list xml:id="list2622246274" text:style-name="L6"><text:list-item><text:p text:style-name="P54">Concurrent Programming</text:p></text:list-item><text:list-item><text:p text:style-name="P54">Cloud Programming</text:p></text:list-item><text:list-item><text:p text:style-name="P54">Programming Fundamentals</text:p></text:list-item><text:list-item><text:p text:style-name="P55">Facilitating effective learning by:</text:p><text:list><text:list-item><text:p text:style-name="P55">Interpreting and responding to technical questions</text:p></text:list-item><text:list-item><text:p text:style-name="P55">Ensuring conceptual understanding</text:p></text:list-item><text:list-item><text:p text:style-name="P55">Doing so in a fast paced environment</text:p></text:list-item></text:list></text:list-item><text:list-item><text:p text:style-name="P55">Grading student work, requiring detail oriented consideration</text:p></text:list-item><text:list-item><text:p text:style-name="P55">Management / administration (organising students, clarifying course details, etc.)</text:p></text:list-item></text:list><text:p text:style-name="P26"/><text:p text:style-name="P27">2017-2018. Computer Science Research Assistant</text:p><text:p text:style-name="P25">~ The University of South Australia</text:p><text:list xml:id="list1435299669" text:style-name="L7"><text:list-item><text:p text:style-name="P56">Implementing omnidirectional camera calibration algorithms</text:p></text:list-item><text:list-item><text:p text:style-name="P56">Calibrating confidence of object detection CNNs</text:p></text:list-item><text:list-item><text:p text:style-name="P56">Building, training, and using Neural Networks for facial expression recognition</text:p></text:list-item><text:list-item><text:p text:style-name="P56">Technologies used:</text:p><text:list><text:list-item><text:p text:style-name="P56">Tensorflow Object Detection API</text:p></text:list-item><text:list-item><text:p text:style-name="P56">UnrealCV (Virtual Scenes)</text:p></text:list-item><text:list-item><text:p text:style-name="P56">NumPy, SciPy</text:p></text:list-item><text:list-item><text:p text:style-name="P56">MatLab</text:p></text:list-item><text:list-item><text:p text:style-name="P56">Keras</text:p></text:list-item><text:list-item><text:p text:style-name="P56">Deep / Wide Residual Networks</text:p></text:list-item><text:list-item><text:p text:style-name="P56">Software analysis and integration</text:p></text:list-item><text:list-item><text:p text:style-name="P56">Writing technical reports/documentation for team collaboration</text:p></text:list-item></text:list></text:list-item></text:list></draw:text-box></draw:frame><draw:frame draw:style-name="fr4" draw:name="Frame5" text:anchor-type="paragraph" svg:x="0cm" svg:y="19.953cm" svg:width="17cm" draw:z-index="0"><draw:text-box fo:min-height="3.461cm"><text:p text:style-name="P39">PUBLICATIONS</text:p><text:p text:style-name="P39"/><text:p text:style-name="P44">V. Stamatescu et al., ‘Automatic Ground Truths: Projected Image Annotations for Omnidirectional Vision’, in 2017 International Conference on Digital Image Computing: Techniques and Applications (DICTA), Sydney, NSW, Nov. 2017, pp. 1–8. doi: 10.1109/DICTA.2017.8227409. <text:span text:style-name="T14">Available: </text:span><text:a xlink:type="simple" xlink:href="https://arxiv.org/pdf/1709.03697.pdf" text:style-name="Internet_20_link" text:visited-style-name="Visited_20_Internet_20_Link"><text:span text:style-name="T14">https://arxiv.org/pdf/1709.03697.pdf</text:span></text:a></text:p><text:p text:style-name="P44"/></draw:text-box></draw:frame><text:soft-page-break/></text:p>
      <text:p text:style-name="P9"><text:soft-page-break/></text:p>
      <text:p text:style-name="P9"><draw:frame draw:style-name="fr5" draw:name="Frame6" text:anchor-type="paragraph" svg:width="17cm" draw:z-index="6"><draw:text-box fo:min-height="11.823cm"><text:p text:style-name="P35">AWARDS AND RECOGNITIONS</text:p><text:p text:style-name="P36"/><text:p text:style-name="P36">Member of <text:span text:style-name="T7">~ Golden Key International Honour Society</text:span></text:p><text:p text:style-name="P36"/><text:p text:style-name="P36">2016. George H B Haskard Prize - BAE Systems</text:p><text:list xml:id="list1575915161" text:style-name="L8"><text:list-item><text:p text:style-name="P59">Awarded to the student with the most outstanding project at undergraduate or postgraduate program work level.</text:p></text:list-item></text:list><text:p text:style-name="P37"/><text:p text:style-name="P36">2015, 2016. Chancellor’s Letters of Commendation <text:span text:style-name="T7">- University of South Australia</text:span></text:p><text:list xml:id="list1158602626" text:style-name="L9"><text:list-item><text:p text:style-name="P60">Division of Information Technology, Engineering and the Environment</text:p></text:list-item><text:list-item><text:p text:style-name="P60">Top 5% of students in Division</text:p></text:list-item></text:list><text:p text:style-name="P37"/><text:p text:style-name="P36">2014. Outstanding Work Award <text:span text:style-name="T15">~</text:span> <text:span text:style-name="T7">University of South Australia</text:span></text:p><text:list xml:id="list3599475928" text:style-name="L10"><text:list-item><text:p text:style-name="P61">INFS 2035 Systems Analysis, Design and Project Management course</text:p></text:list-item></text:list><text:p text:style-name="P36"/><text:p text:style-name="P36">2013, 2014. Merit Awards <text:span text:style-name="T8">~</text:span> <text:span text:style-name="T7">University of South Australia </text:span></text:p><text:list xml:id="list3917989859" text:style-name="L11"><text:list-item><text:p text:style-name="P62">Division of Information Technology, Engineering and the Environment</text:p></text:list-item><text:list-item><text:p text:style-name="P62">Top 15% of students in Division</text:p></text:list-item></text:list><text:p text:style-name="P36"/><text:p text:style-name="P36">2013. Study Support Grant<text:span text:style-name="T7"> - University of South Australia </text:span></text:p><text:list xml:id="list629215640" text:style-name="L12"><text:list-item><text:p text:style-name="P63">Selected on the basis of the Aspire bonus point scheme and academic merit.</text:p></text:list-item></text:list><text:p text:style-name="P36"/><text:p text:style-name="P36">2011/2012. 6 SACE Stage 1 Outstanding Achievement Awards <text:span text:style-name="T7">~ Thebarton Senior College</text:span></text:p></draw:text-box></draw:frame><draw:frame draw:style-name="fr4" draw:name="Frame7" text:anchor-type="paragraph" svg:x="0cm" svg:y="12.383cm" svg:width="17cm" draw:z-index="2"><draw:text-box fo:min-height="8.701cm"><text:p text:style-name="P40">VOLUNTEERING</text:p><text:p text:style-name="P38"/><text:p text:style-name="P42"><text:span text:style-name="T10">2013-2019. Assistant Karate Instructor</text:span> <text:span text:style-name="T6">~</text:span><text:span text:style-name="T5"> Bushido Martial Arts</text:span></text:p><text:list xml:id="list3113510506" text:style-name="L13"><text:list-item><text:p text:style-name="P52">Structuring and running karate classes</text:p></text:list-item><text:list-item><text:p text:style-name="P52">Teaching children and adults techniques and exercises.</text:p></text:list-item><text:list-item><text:p text:style-name="P52">Assisting senior instructors</text:p></text:list-item><text:list-item><text:p text:style-name="P52">Managing assistant instructors</text:p></text:list-item></text:list><text:p text:style-name="P42"/><text:p text:style-name="P42"><text:span text:style-name="T10">2016. Orientation Day Volunteer </text:span><text:span text:style-name="T9">~</text:span><text:span text:style-name="T5"> University of South Australia - Mawson Lakes</text:span></text:p><text:p text:style-name="P42"/><text:p text:style-name="P41">2015. Development of “Introduction to Programming” seminar</text:p><text:p text:style-name="P43"><text:span text:style-name="T15">~</text:span> Unley Libraries Digital Literacy Reboot Program</text:p><text:list xml:id="list2924749305" text:style-name="L14"><text:list-item><text:p text:style-name="P53">Developed beginner Python programming seminar structure and content</text:p></text:list-item><text:list-item><text:p text:style-name="P53">Active group work consisting of:</text:p></text:list-item><text:list-item><text:p text:style-name="P53">Cooperative content idea generation.</text:p></text:list-item><text:list-item><text:p text:style-name="P53">Interpreting and responding to constructive criticism for content refinement</text:p></text:list-item><text:list-item><text:p text:style-name="P53">Offering constructive criticism on other seminars in development.</text:p></text:list-item></text:list></draw:text-box></draw:frame></text:p>
      <text:p text:style-name="P9"/>
      <text:p text:style-name="P10"><draw:frame draw:style-name="fr6" draw:name="Frame8" text:anchor-type="paragraph" svg:x="-0.076cm" svg:y="1.314cm" svg:width="17cm" draw:z-index="4"><draw:text-box fo:min-height="6.687cm"><text:p text:style-name="P28"><draw:frame text:anchor-type="paragraph" draw:z-index="7" draw:name="Shape1" draw:style-name="gr1" draw:text-style-name="P65" svg:width="3.132cm" svg:height="0.683cm" svg:x="6.759cm" svg:y="0.206cm"><draw:text-box><text:p text:style-name="P64"><text:span text:style-name="T17">REFERENCES</text:span></text:p></draw:text-box></draw:frame></text:p><text:p text:style-name="P29"/><text:p text:style-name="P29">Assoc. Prof. Stewart Von Itzstein</text:p><text:p text:style-name="P29">Program Director UniSA STEM</text:p><text:p text:style-name="P29">Stewart.VonItzstein@unisa.edu.au</text:p><text:p text:style-name="P23">8302 3056</text:p><text:p text:style-name="P23"/><text:p text:style-name="P31">Victor Pisaniello</text:p><text:p text:style-name="P32">Bushido Martial Arts Instructor</text:p><text:p text:style-name="P31">Victor.Pisaniello@hotmail.com</text:p><text:p text:style-name="P24">0409 677 092</text:p><text:p text:style-name="P57"/><text:p text:style-name="P30"/><text:p text:style-name="P30"/><text:p text:style-name="P30"/><text:p text:style-name="P23"><text:span text:style-name="T13">Dr. </text:span><text:span text:style-name="T16">John Hopf</text:span></text:p><text:p text:style-name="P30">Project Manager BAE Systems Australia</text:p><text:p text:style-name="P23">John.Hopf@baesystems.com</text:p><text:p text:style-name="P23">0415 781 262</text:p><text:p text:style-name="P23"/><text:p text:style-name="P30">Dr. James Walsh</text:p><text:p text:style-name="P30">Enterprise Fellow UniSA STEM</text:p><text:p text:style-name="P23">James.Walsh@unisa.edu.au</text:p><text:p text:style-name="P23">0403 762 068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1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Noto Sans CJK SC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Body_20_A" style:display-name="Body A" style:family="paragraph" style:default-outline-level="">
      <loext:graphic-properties draw:fill-color="#ffffff"/>
      <style:paragraph-properties fo:margin-left="0cm" fo:margin-right="0cm" fo:margin-top="0cm" fo:margin-bottom="0.353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padding="0cm" fo:border="none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fr" fo:country="FR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1fb1c" officeooo:paragraph-rsid="0021fb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William John Meakin<text:tab/>CV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30T17:59:11.918084651</meta:creation-date>
    <dc:date>2021-12-19T08:55:54.856641212</dc:date>
    <meta:editing-duration>PT41M27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4" meta:paragraph-count="110" meta:word-count="657" meta:character-count="4502" meta:non-whitespace-character-count="4006"/>
  </office:meta>
</office:document-meta>
</file>